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Zhe,</text:p>
      <text:p text:style-name="Normal">v tento svátek lásky mi dovol sdílit něco výjimečného, co nás spojuje – naše andělské číslo 7. Toto magické číslo v sobě nese tajemství, které přesahuje běžný svět a odhaluje most mezi našimi dušemi. Je to jako neviditelná niť, která nás spojuje s ochranným andělem Rafael, strážcem našich cest. Tento odkaz naší společné cesty má pro mě hluboký význam a posiluje mě ve víře, že společně dokážeme překonávat jakékoliv překážky. Anděl Rafael, který nás ochraňuje, je zároveň symbolem všeho, co ve světě zdraví a harmonie reprezentuje. Jeho přítomnost v našich životech nám připomíná sílu uzdravení a vnitřní krásy, kterou máme oba sdílet. V tento Valentýn si přeji, abychom společně objevovali tajemství léčení a s pomocí Rafaelovy moudrosti kráčeli vstříc budoucnosti plné radosti a lásky. Ať nám číslo 7 přináší štěstí a vedou naše kroky po stezce, kde se setkávají srdce.</text:p>
      <text:p text:style-name="Normal">S láskou a vděčností za naši spojitost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